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6.985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jenis kelami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password</text:p>
          </table:table-cell>
          <table:table-cell table:number-columns-repeated="16378"/>
        </table:table-row>
        <table:table-row table:style-name="ro1">
          <table:table-cell office:value-type="string" office:string-value="Ab19770807" table:formula="of:=LEFT([.B2];2)&amp;[.F2]" table:style-name="ce1">
            <text:p>Ab19770807</text:p>
          </table:table-cell>
          <table:table-cell office:value-type="string" table:style-name="ce2">
            <text:p>Abdul Rokhim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5" table:style-name="ce1">
            <text:p>5</text:p>
          </table:table-cell>
          <table:table-cell office:value-type="float" office:value="19770807" table:style-name="ce2">
            <text:p>19770807</text:p>
          </table:table-cell>
          <table:table-cell table:number-columns-repeated="16378"/>
        </table:table-row>
        <table:table-row table:style-name="ro1">
          <table:table-cell office:value-type="string" office:string-value="Ag19740801" table:formula="of:=LEFT([.B3];2)&amp;[.F3]" table:style-name="ce1">
            <text:p>Ag19740801</text:p>
          </table:table-cell>
          <table:table-cell office:value-type="string" table:style-name="ce2">
            <text:p>Agus Tarjono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4" table:style-name="ce1">
            <text:p>4</text:p>
          </table:table-cell>
          <table:table-cell office:value-type="float" office:value="19740801" table:style-name="ce2">
            <text:p>19740801</text:p>
          </table:table-cell>
          <table:table-cell table:number-columns-repeated="16378"/>
        </table:table-row>
        <table:table-row table:style-name="ro1">
          <table:table-cell office:value-type="string" office:string-value="Da19780321" table:formula="of:=LEFT([.B4];2)&amp;[.F4]" table:style-name="ce1">
            <text:p>Da19780321</text:p>
          </table:table-cell>
          <table:table-cell office:value-type="string" table:style-name="ce2">
            <text:p>Dani Sardani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780321" table:style-name="ce2">
            <text:p>19780321</text:p>
          </table:table-cell>
          <table:table-cell table:number-columns-repeated="16378"/>
        </table:table-row>
        <table:table-row table:style-name="ro1">
          <table:table-cell office:value-type="string" office:string-value="Lu19870209" table:formula="of:=LEFT([.B5];2)&amp;[.F5]" table:style-name="ce1">
            <text:p>Lu19870209</text:p>
          </table:table-cell>
          <table:table-cell office:value-type="string" table:style-name="ce2">
            <text:p>Lukman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870209" table:style-name="ce2">
            <text:p>19870209</text:p>
          </table:table-cell>
          <table:table-cell table:number-columns-repeated="16378"/>
        </table:table-row>
        <table:table-row table:style-name="ro1">
          <table:table-cell office:value-type="string" office:string-value="M.19700409" table:formula="of:=LEFT([.B6];2)&amp;[.F6]" table:style-name="ce1">
            <text:p>M.19700409</text:p>
          </table:table-cell>
          <table:table-cell office:value-type="string" table:style-name="ce2">
            <text:p>M.nono Suparno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700409" table:style-name="ce2">
            <text:p>19700409</text:p>
          </table:table-cell>
          <table:table-cell table:number-columns-repeated="16378"/>
        </table:table-row>
        <table:table-row table:style-name="ro1">
          <table:table-cell office:value-type="string" office:string-value="Ma19690817" table:formula="of:=LEFT([.B7];2)&amp;[.F7]" table:style-name="ce1">
            <text:p>Ma19690817</text:p>
          </table:table-cell>
          <table:table-cell office:value-type="string" table:style-name="ce2">
            <text:p>Maksum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690817" table:style-name="ce2">
            <text:p>19690817</text:p>
          </table:table-cell>
          <table:table-cell table:number-columns-repeated="16378"/>
        </table:table-row>
        <table:table-row table:style-name="ro1">
          <table:table-cell office:value-type="string" office:string-value="No19770902" table:formula="of:=LEFT([.B8];2)&amp;[.F8]" table:style-name="ce1">
            <text:p>No19770902</text:p>
          </table:table-cell>
          <table:table-cell office:value-type="string" table:style-name="ce2">
            <text:p>Nono Waryono Setiawan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4" table:style-name="ce1">
            <text:p>4</text:p>
          </table:table-cell>
          <table:table-cell office:value-type="float" office:value="19770902" table:style-name="ce2">
            <text:p>19770902</text:p>
          </table:table-cell>
          <table:table-cell table:number-columns-repeated="16378"/>
        </table:table-row>
        <table:table-row table:style-name="ro1">
          <table:table-cell office:value-type="string" office:string-value="Nu19700706" table:formula="of:=LEFT([.B9];2)&amp;[.F9]" table:style-name="ce1">
            <text:p>Nu19700706</text:p>
          </table:table-cell>
          <table:table-cell office:value-type="string" table:style-name="ce2">
            <text:p>Nurwahyudin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1" table:style-name="ce1">
            <text:p>1</text:p>
          </table:table-cell>
          <table:table-cell office:value-type="float" office:value="19700706" table:style-name="ce2">
            <text:p>19700706</text:p>
          </table:table-cell>
          <table:table-cell table:number-columns-repeated="16378"/>
        </table:table-row>
        <table:table-row table:style-name="ro1">
          <table:table-cell office:value-type="string" office:string-value="RA19990516" table:formula="of:=LEFT([.B10];2)&amp;[.F10]" table:style-name="ce1">
            <text:p>RA19990516</text:p>
          </table:table-cell>
          <table:table-cell office:value-type="string" table:style-name="ce2">
            <text:p>RAAFIUD DAROJAT RIDWANSYAH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990516" table:style-name="ce2">
            <text:p>19990516</text:p>
          </table:table-cell>
          <table:table-cell table:number-columns-repeated="16378"/>
        </table:table-row>
        <table:table-row table:style-name="ro1">
          <table:table-cell office:value-type="string" office:string-value="Ri19720322" table:formula="of:=LEFT([.B11];2)&amp;[.F11]" table:style-name="ce1">
            <text:p>Ri19720322</text:p>
          </table:table-cell>
          <table:table-cell office:value-type="string" table:style-name="ce2">
            <text:p>Rina Suhestianingsih</text:p>
          </table:table-cell>
          <table:table-cell office:value-type="string" table:style-name="ce1">
            <text:p>Perempuan</text:p>
          </table:table-cell>
          <table:table-cell office:value-type="string" table:style-name="ce1">
            <text:p>Cirebon</text:p>
          </table:table-cell>
          <table:table-cell office:value-type="float" office:value="5" table:style-name="ce1">
            <text:p>5</text:p>
          </table:table-cell>
          <table:table-cell office:value-type="float" office:value="19720322" table:style-name="ce2">
            <text:p>19720322</text:p>
          </table:table-cell>
          <table:table-cell table:number-columns-repeated="16378"/>
        </table:table-row>
        <table:table-row table:style-name="ro1">
          <table:table-cell office:value-type="string" office:string-value="SU19691231" table:formula="of:=LEFT([.B12];2)&amp;[.F12]" table:style-name="ce1">
            <text:p>SU19691231</text:p>
          </table:table-cell>
          <table:table-cell office:value-type="string" table:style-name="ce2">
            <text:p>SUGIANTO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4" table:style-name="ce1">
            <text:p>4</text:p>
          </table:table-cell>
          <table:table-cell office:value-type="float" office:value="19691231" table:style-name="ce2">
            <text:p>19691231</text:p>
          </table:table-cell>
          <table:table-cell table:number-columns-repeated="16378"/>
        </table:table-row>
        <table:table-row table:style-name="ro1">
          <table:table-cell office:value-type="string" office:string-value="Su19730504" table:formula="of:=LEFT([.B13];2)&amp;[.F13]" table:style-name="ce1">
            <text:p>Su19730504</text:p>
          </table:table-cell>
          <table:table-cell office:value-type="string" table:style-name="ce2">
            <text:p>Sumida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730504" table:style-name="ce2">
            <text:p>19730504</text:p>
          </table:table-cell>
          <table:table-cell table:number-columns-repeated="16378"/>
        </table:table-row>
        <table:table-row table:style-name="ro1">
          <table:table-cell office:value-type="string" office:string-value="Su19700901" table:formula="of:=LEFT([.B14];2)&amp;[.F14]" table:style-name="ce1">
            <text:p>Su19700901</text:p>
          </table:table-cell>
          <table:table-cell office:value-type="string" table:style-name="ce2">
            <text:p>Sunendar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2" table:style-name="ce1">
            <text:p>2</text:p>
          </table:table-cell>
          <table:table-cell office:value-type="float" office:value="19700901" table:style-name="ce2">
            <text:p>19700901</text:p>
          </table:table-cell>
          <table:table-cell table:number-columns-repeated="16378"/>
        </table:table-row>
        <table:table-row table:style-name="ro1">
          <table:table-cell office:value-type="string" office:string-value="SU19830725" table:formula="of:=LEFT([.B15];2)&amp;[.F15]" table:style-name="ce1">
            <text:p>SU19830725</text:p>
          </table:table-cell>
          <table:table-cell office:value-type="string" table:style-name="ce2">
            <text:p>SURDI SUJARWADI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Cirebon</text:p>
          </table:table-cell>
          <table:table-cell office:value-type="float" office:value="4" table:style-name="ce1">
            <text:p>4</text:p>
          </table:table-cell>
          <table:table-cell office:value-type="float" office:value="19830725" table:style-name="ce2">
            <text:p>19830725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Without Name</dc:creator>
    <meta:creation-date>2020-07-29T10:03:14Z</meta:creation-date>
    <dc:date>2024-01-05T04:28:27Z</dc:date>
    <meta:editing-cycles>4</meta:editing-cycles>
    <meta:editing-duration>PT177S</meta:editing-duration>
  </office:meta>
</office:document-meta>
</file>